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text:span text:style-name="T1">Bekreftelse</text:span><text:span text:style-name="T2"> </text:span></text:p>
      <text:p text:style-name="Standard"><text:span text:style-name="T2">Takk for påmeldingen til Kvenwebinaret kl. 10 – 13, 26. november 2020 </text:span></text:p>
      <text:p text:style-name="Standard"><text:span text:style-name="T2">Alle påmeldte vil motta lenke til det digitale møtet før start. Lenken blir sendt til eposten registrert i påmeldingsskjema. </text:span></text:p>
      <text:p text:style-name="Standard"><text:span text:style-name="T2"> </text:span></text:p>
      <text:p text:style-name="Standard"><text:span text:style-name="T1">Vahvistus </text:span><text:span text:style-name="T2"> </text:span></text:p>
      <text:p text:style-name="Standard"><text:span text:style-name="T2">Kiitos päälemellauksesta kvääniwebinaarile klo 10-13, 26.novemperikuuta 2020 </text:span></text:p>
      <text:p text:style-name="Standard"><text:span text:style-name="T2">Kaikki päälemellatut saahaan linkin digitaaliselle möötile ennen ko se alkkaa. Linkin lähätethään siihen e-posthiin mikä oon registreerattu päälemellausskjeemhaan.  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0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dc:creator>Aili E.</dc:creator>
    <meta:editing-cycles>2</meta:editing-cycles>
    <meta:print-date>2007-06-07T11:27:00</meta:print-date>
    <meta:creation-date>2020-11-13T13:24:00</meta:creation-date>
    <dc:date>2020-11-13T13:24:00</dc:date>
    <meta:editing-duration>P0D</meta:editing-duration>
    <meta:generator>LibreOffice/6.4.6.2$Linux_X86_64 LibreOffice_project/40$Build-2</meta:generator>
    <meta:document-statistic meta:table-count="0" meta:image-count="1" meta:object-count="0" meta:page-count="1" meta:paragraph-count="8" meta:word-count="57" meta:character-count="461" meta:non-whitespace-character-count="400"/>
    <meta:user-defined meta:name="AppVersion">16.0000</meta:user-defined>
    <meta:user-defined meta:name="Company">Kven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li.dotx" xlink:href=""/>
  </office:meta>
</office:document-meta>
</file>